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erif CJK SC Black" svg:font-family="'Noto Serif CJK SC Black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258cm" fo:min-width="0.072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046cm" fo:min-width="0cm" fo:padding-top="0.231cm" fo:padding-bottom="0.231cm" fo:padding-left="0.356cm" fo:padding-right="0.35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379cm" fo:min-width="0.129cm"/>
    </style:style>
    <style:style style:name="gr5" style:family="graphic" style:parent-style-name="Arrow_20_Line" style:list-style-name="L1">
      <style:graphic-properties draw:stroke="dash" draw:stroke-dash="Dot" draw:textarea-vertical-align="middle" draw:line-distance="3.405cm"/>
      <style:paragraph-properties style:writing-mode="lr-tb"/>
    </style:style>
    <style:style style:name="gr6" style:family="graphic" style:parent-style-name="objectwithoutfill">
      <style:graphic-properties draw:stroke="dash" draw:stroke-dash="Long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Arrow_20_Line" style:list-style-name="L1">
      <style:graphic-properties draw:stroke="dash" draw:stroke-dash="Dot" draw:textarea-vertical-align="midd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829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81cm" svg:stroke-color="#ff4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9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4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Arrow_20_Line" style:list-style-name="L1">
      <style:graphic-properties draw:stroke="dash" draw:stroke-dash="Dot" draw:textarea-vertical-align="middle" draw:line-distance="1.959cm"/>
      <style:paragraph-properties style:writing-mode="lr-tb"/>
    </style:style>
    <style:style style:name="gr17" style:family="graphic" style:parent-style-name="objectwithoutfill">
      <style:graphic-properties svg:stroke-width="0.081cm" svg:stroke-color="#099cdd" draw:marker-start-width="0.321cm" draw:marker-end="Arrowheads_20_1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erif CJK SC Black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style:writing-mode="lr-tb"/>
      <style:text-properties style:font-name="Noto Serif CJK SC Black"/>
    </style:style>
    <style:style style:name="P7" style:family="paragraph">
      <loext:graphic-properties draw:fill="none" draw:fill-color="#ffffff"/>
      <style:paragraph-properties style:writing-mode="lr-tb"/>
      <style:text-properties fo:color="#c9211e" loext:opacity="100%" style:font-name="Noto Serif CJK SC Black"/>
    </style:style>
    <style:style style:name="P8" style:family="paragraph">
      <style:text-properties fo:color="#099cdd" loext:opacity="100%"/>
    </style:style>
    <style:style style:name="P9" style:family="paragraph">
      <loext:graphic-properties draw:fill="none" draw:fill-color="#ffffff"/>
      <style:paragraph-properties style:writing-mode="lr-tb"/>
      <style:text-properties fo:color="#099cdd" loext:opacity="100%" style:font-name="Noto Serif CJK SC Black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Noto Serif CJK SC Black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Noto Serif CJK SC Black"/>
    </style:style>
    <style:style style:name="T4" style:family="text">
      <style:text-properties fo:color="#c9211e" loext:opacity="100%" style:font-name="Noto Serif CJK SC Black"/>
    </style:style>
    <style:style style:name="T5" style:family="text">
      <style:text-properties fo:color="#c9211e" loext:opacity="100%" style:text-position="sub 58%" style:font-name="Noto Serif CJK SC Black" fo:font-size="18pt" style:font-size-asian="18pt" style:font-size-complex="18pt"/>
    </style:style>
    <style:style style:name="T6" style:family="text">
      <style:text-properties fo:color="#099cdd" loext:opacity="100%" style:font-name="Noto Serif CJK SC Black"/>
    </style:style>
    <style:style style:name="T7" style:family="text">
      <style:text-properties fo:color="#099cdd" loext:opacity="100%" style:text-position="sub 58%" style:font-name="Noto Serif CJK SC Black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334cm" svg:y1="13.446cm" svg:x2="21.447cm" svg:y2="13.446cm">
          <text:p/>
        </draw:line>
        <draw:custom-shape draw:style-name="gr2" draw:text-style-name="P2" draw:layer="layout" svg:width="1.143cm" svg:height="1.524cm" svg:x="5.826cm" svg:y="13.4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143cm" svg:height="1.524cm" svg:x="20.812cm" svg:y="13.4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889cm" svg:height="0.889cm" svg:x="16.24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" draw:text-style-name="P4" draw:layer="measurelines" svg:x1="21.447cm" svg:y1="13.397cm" svg:x2="6.334cm" svg:y2="13.397cm">
          <text:p text:style-name="P4"><text:span text:style-name="T1">l</text:span><text:span text:style-name="T1"><text:measure text:kind="gap"/></text:span></text:p>
        </draw:measure>
        <draw:line draw:style-name="gr6" draw:text-style-name="P1" draw:layer="layout" svg:x1="16.697cm" svg:y1="9.128cm" svg:x2="16.697cm" svg:y2="13.319cm">
          <text:p/>
        </draw:line>
        <draw:measure draw:style-name="gr7" draw:text-style-name="P5" draw:layer="measurelines" svg:x1="16.748cm" svg:y1="13.46cm" svg:x2="21.447cm" svg:y2="13.46cm">
          <text:p text:style-name="P5"><text:span text:style-name="T1">d</text:span><text:span text:style-name="T2"><text:measure text:kind="gap"/></text:span></text:p>
        </draw:measure>
        <draw:frame draw:style-name="gr8" draw:text-style-name="P6" draw:layer="layout" svg:width="2.032cm" svg:height="2.079cm" svg:x="17.256cm" svg:y="8.446cm">
          <draw:text-box>
            <text:p><text:span text:style-name="T3">mg</text:span></text:p>
          </draw:text-box>
        </draw:frame>
        <draw:line draw:style-name="gr9" draw:text-style-name="P1" draw:layer="layout" svg:x1="16.697cm" svg:y1="9.255cm" svg:x2="16.697cm" svg:y2="14.97cm">
          <text:p/>
        </draw:line>
        <draw:line draw:style-name="gr10" draw:text-style-name="P1" draw:layer="layout" svg:x1="6.333cm" svg:y1="13.471cm" svg:x2="6.334cm" svg:y2="18.018cm">
          <text:p/>
        </draw:line>
        <draw:line draw:style-name="gr10" draw:text-style-name="P1" draw:layer="layout" svg:x1="21.447cm" svg:y1="13.471cm" svg:x2="21.447cm" svg:y2="16.621cm">
          <text:p/>
        </draw:line>
        <draw:frame draw:style-name="gr11" draw:text-style-name="P7" draw:layer="layout" svg:width="2.413cm" svg:height="1.524cm" svg:x="21.574cm" svg:y="14.97cm">
          <draw:text-box>
            <text:p><text:span text:style-name="T4">F</text:span><text:span text:style-name="T5">r</text:span></text:p>
          </draw:text-box>
        </draw:frame>
        <draw:frame draw:style-name="gr11" draw:text-style-name="P7" draw:layer="layout" svg:width="2.413cm" svg:height="1.524cm" svg:x="4.81cm" svg:y="15.097cm">
          <draw:text-box>
            <text:p><text:span text:style-name="T4">F</text:span><text:span text:style-name="T5">f</text:span></text:p>
          </draw:text-box>
        </draw:frame>
        <draw:frame draw:style-name="gr12" draw:text-style-name="P6" draw:layer="layout" svg:width="2.159cm" svg:height="1.165cm" svg:x="21.32cm" svg:y="8.217cm">
          <draw:text-box>
            <text:p><text:span text:style-name="T3">C</text:span></text:p>
          </draw:text-box>
        </draw:frame>
        <draw:frame draw:style-name="gr13" draw:text-style-name="P6" draw:layer="layout" svg:width="2.159cm" svg:height="1.27cm" svg:x="21.447cm" svg:y="12.811cm">
          <draw:text-box>
            <text:p><text:span text:style-name="T3">B</text:span></text:p>
          </draw:text-box>
        </draw:frame>
        <draw:frame draw:style-name="gr13" draw:text-style-name="P6" draw:layer="layout" svg:width="2.159cm" svg:height="1.27cm" svg:x="5.191cm" svg:y="12.811cm">
          <draw:text-box>
            <text:p><text:span text:style-name="T3">A</text:span></text:p>
          </draw:text-box>
        </draw:frame>
        <draw:line draw:style-name="gr14" draw:text-style-name="P1" draw:layer="layout" svg:x1="21.447cm" svg:y1="9.026cm" svg:x2="21.447cm" svg:y2="13.192cm">
          <text:p/>
        </draw:line>
        <draw:line draw:style-name="gr14" draw:text-style-name="P1" draw:layer="layout" svg:x1="6.334cm" svg:y1="13.573cm" svg:x2="6.334cm" svg:y2="9.001cm">
          <text:p/>
        </draw:line>
        <draw:line draw:style-name="gr14" draw:text-style-name="P1" draw:layer="layout" svg:x1="6.334cm" svg:y1="9.001cm" svg:x2="21.447cm" svg:y2="9.001cm">
          <text:p/>
        </draw:line>
        <draw:custom-shape draw:style-name="gr15" draw:text-style-name="P3" draw:layer="layout" svg:width="0.127cm" svg:height="0.127cm" svg:x="21.371cm" svg:y="8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6" draw:text-style-name="P4" draw:layer="measurelines" svg:x1="16.748cm" svg:y1="13.446cm" svg:x2="16.748cm" svg:y2="9.001cm">
          <text:p text:style-name="P4"><text:span text:style-name="T1">h</text:span></text:p>
        </draw:measure>
        <draw:line draw:style-name="gr17" draw:text-style-name="P1" draw:layer="layout" svg:x1="6.461cm" svg:y1="13.446cm" svg:x2="10.017cm" svg:y2="13.446cm">
          <text:p/>
        </draw:line>
        <draw:line draw:style-name="gr17" draw:text-style-name="P1" draw:layer="layout" svg:x1="21.447cm" svg:y1="13.446cm" svg:x2="24.241cm" svg:y2="13.446cm">
          <text:p/>
        </draw:line>
        <draw:frame draw:style-name="gr11" draw:text-style-name="P9" draw:layer="layout" svg:width="2.413cm" svg:height="1.524cm" svg:x="8.62cm" svg:y="12.176cm">
          <draw:text-box>
            <text:p text:style-name="P8"><text:span text:style-name="T6">F</text:span><text:span text:style-name="T7">bf</text:span></text:p>
          </draw:text-box>
        </draw:frame>
        <draw:frame draw:style-name="gr11" draw:text-style-name="P9" draw:layer="layout" svg:width="2.413cm" svg:height="1.524cm" svg:x="22.717cm" svg:y="12.303cm">
          <draw:text-box>
            <text:p text:style-name="P8"><text:span text:style-name="T6">F</text:span><text:span text:style-name="T7">b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erif CJK SC Black" svg:font-family="'Noto Serif CJK SC Black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18T15:59:03.214510797</meta:creation-date>
    <dc:date>2020-11-03T15:50:21.326837506</dc:date>
    <meta:editing-duration>PT32M31S</meta:editing-duration>
    <meta:editing-cycles>6</meta:editing-cycles>
    <meta:generator>LibreOffice/7.0.1.2$Linux_X86_64 LibreOffice_project/00$Build-2</meta:generator>
    <meta:document-statistic meta:object-count="25"/>
  </office:meta>
</office:document-meta>
</file>